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5fea" officeooo:paragraph-rsid="00055fea" style:font-weight-asian="bold" style:font-weight-complex="bold"/>
    </style:style>
    <style:style style:name="P2" style:family="paragraph" style:parent-style-name="Standard">
      <style:text-properties fo:font-weight="normal" officeooo:rsid="00055fea" officeooo:paragraph-rsid="00055fea" style:font-weight-asian="normal" style:font-weight-complex="normal"/>
    </style:style>
    <style:style style:name="P3" style:family="paragraph" style:parent-style-name="Standard">
      <style:text-properties officeooo:paragraph-rsid="00055fea"/>
    </style:style>
    <style:style style:name="P4" style:family="paragraph" style:parent-style-name="Standard">
      <style:text-properties officeooo:paragraph-rsid="00055fea"/>
    </style:style>
    <style:style style:name="T1" style:family="text">
      <style:text-properties officeooo:rsid="0005bf6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5fea" style:font-weight-asian="normal" style:font-weight-complex="normal"/>
    </style:style>
    <style:style style:name="T4" style:family="text">
      <style:text-properties fo:font-weight="normal" officeooo:rsid="000a163c" style:font-weight-asian="normal" style:font-weight-complex="normal"/>
    </style:style>
    <style:style style:name="T5" style:family="text">
      <style:text-properties fo:font-weight="bold" officeooo:rsid="00055fea" style:font-weight-asian="bold" style:font-weight-complex="bold"/>
    </style:style>
    <style:style style:name="T6" style:family="text">
      <style:text-properties officeooo:rsid="000904c5"/>
    </style:style>
    <style:style style:name="T7" style:family="text">
      <style:text-properties officeooo:rsid="000a163c"/>
    </style:style>
    <style:style style:name="T8" style:family="text">
      <style:text-properties officeooo:rsid="00055f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<text:span text:style-name="T7">5</text:span></text:p>
      <text:p text:style-name="P1"/>
      <text:p text:style-name="P1">Objective:</text:p>
      <text:p text:style-name="P2"><text:span text:style-name="T1">A</text:span>nswer the following research-based questions with explanations. </text:p>
      <text:p text:style-name="P2"/>
      <text:p text:style-name="P3"><text:span text:style-name="T3">1. </text:span><text:span text:style-name="T2">Explain what port scanning is and why security testers must scan all ports instead of only well-known ports.</text:span></text:p>
      <text:p text:style-name="P2"/>
      <text:p text:style-name="P3"><text:span text:style-name="T3">2. Choose </text:span><text:span text:style-name="Strong_20_Emphasis"><text:span text:style-name="T3">two</text:span></text:span><text:span text:style-name="T3"> different types of port scans (e.g., SYN, Connect, NULL, XMAS, ACK, FIN, UDP).<text:line-break/>Explain how each scan works and what type of response indicates whether a port is open or closed.</text:span></text:p>
      <text:p text:style-name="P3"><text:span text:style-name="T2"/></text:p>
      <text:p text:style-name="P3"><text:span text:style-name="T3">3. Describe one port-scanning/</text:span><text:span text:style-name="T4">vulnerability scanning</text:span><text:span text:style-name="T3"> tool (such as Nmap, Nessus, OpenVAS, Fping, or Hping3). What is its purpose, and how can scripting be used to make scanning more efficient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5:44:04.283692038</meta:creation-date>
    <dc:date>2026-02-17T06:49:52.462505919</dc:date>
    <meta:editing-duration>PT13M25S</meta:editing-duration>
    <meta:editing-cycles>6</meta:editing-cycles>
    <meta:generator>LibreOffice/24.2.7.2$Linux_X86_64 LibreOffice_project/420$Build-2</meta:generator>
    <meta:print-date>2026-02-09T23:50:38.126076303</meta:print-date>
    <meta:printed-by>PDF files</meta:printed-by>
    <meta:document-statistic meta:table-count="0" meta:image-count="0" meta:object-count="0" meta:page-count="1" meta:paragraph-count="6" meta:word-count="92" meta:character-count="578" meta:non-whitespace-character-count="491"/>
  </office:meta>
</office:document-meta>
</file>